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84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2.1154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4.223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yStick-Hat-V2-Re-Imag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_Value_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C1,C5,C6,C7,C10,C11,C12,C13,C14,C15,C16,C17,C18,C22,C23,C31</text:p>
          </table:table-cell>
          <table:table-cell office:value-type="string" calcext:value-type="string">
            <text:p>https://content.kemet.com/datasheets/KEM_C1006_X5R_SMD.pd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026-6-ND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µF ±10% 6.3V Ceramic Capacitor X5R 0402 (1005 Metric)</text:p>
          </table:table-cell>
          <table:table-cell/>
        </table:table-row>
        <table:table-row table:style-name="ro1">
          <table:table-cell office:value-type="string" calcext:value-type="string">
            <text:p>C2,C4</text:p>
          </table:table-cell>
          <table:table-cell office:value-type="string" calcext:value-type="string">
            <text:p>https://search.murata.co.jp/Ceramy/image/img/A01X/G101/ENG/GCM1555C1H180GA16-01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6456-2-ND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18pF ±2% 50V Ceramic Capacitor C0G, NP0 0402 (1005 Metric)</text:p>
          </table:table-cell>
          <table:table-cell/>
        </table:table-row>
        <table:table-row table:style-name="ro1">
          <table:table-cell office:value-type="string" calcext:value-type="string">
            <text:p>C3,C24</text:p>
          </table:table-cell>
          <table:table-cell office:value-type="string" calcext:value-type="string">
            <text:p>https://www.murata.com/~/media/webrenewal/support/library/catalog/products/capacitor/mlcc/c02e.ashx?la=en-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915-2-ND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4.7µF ±20% 6.3V Ceramic Capacitor X5R 0402 (1005 Metric)</text:p>
          </table:table-cell>
          <table:table-cell/>
        </table:table-row>
        <table:table-row table:style-name="ro1">
          <table:table-cell office:value-type="string" calcext:value-type="string">
            <text:p>C8,C9</text:p>
          </table:table-cell>
          <table:table-cell office:value-type="string" calcext:value-type="string">
            <text:p>http://www.samsungsem.com/kr/support/product-search/mlcc/CL05C090CB5NNNC.js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616-2-ND</text:p>
          </table:table-cell>
          <table:table-cell office:value-type="string" calcext:value-type="string">
            <text:p>9pF</text:p>
          </table:table-cell>
          <table:table-cell office:value-type="string" calcext:value-type="string">
            <text:p>9pF ±0.25pF 50V Ceramic Capacitor C0G, NP0 0402 (1005 Metric)</text:p>
          </table:table-cell>
          <table:table-cell/>
        </table:table-row>
        <table:table-row table:style-name="ro1">
          <table:table-cell office:value-type="string" calcext:value-type="string">
            <text:p>C19,C30</text:p>
          </table:table-cell>
          <table:table-cell office:value-type="string" calcext:value-type="string">
            <text:p>https://content.kemet.com/datasheets/KEM_C1076_X7R_HV_AUTO_SMD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T 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6644-1-ND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 CER 0805 10NF 500V X7R 10%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https://www.nichicon.co.jp/english/products/pdfs/e-uuq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 <text:s/>Cap Audi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3212-1-ND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47µF 50V Aluminum Electrolytic Capacitors Radial, Can - SMD 1000 Hrs @ 105°C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https://www.nichicon.co.jp/english/products/pdfs/e-uuq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 <text:s/>Cap Audi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3208-1-ND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µF 50V Aluminum Electrolytic Capacitors Radial, Can - SMD 1000 Hrs @ 105°C</text:p>
          </table:table-cell>
          <table:table-cell/>
        </table:table-row>
        <table:table-row table:style-name="ro1">
          <table:table-cell office:value-type="string" calcext:value-type="string">
            <text:p>C25,C27</text:p>
          </table:table-cell>
          <table:table-cell office:value-type="string" calcext:value-type="string">
            <text:p>https://mm.digikey.com/Volume0/opasdata/d220001/medias/docus/609/CL10B104JB8NNNC_Spec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33-2-ND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 µF ±5% 50V Ceramic Capacitor X7R 0603 (1608 Metric)</text:p>
          </table:table-cell>
          <table:table-cell/>
        </table:table-row>
        <table:table-row table:style-name="ro1">
          <table:table-cell office:value-type="string" calcext:value-type="string">
            <text:p>C26,C28</text:p>
          </table:table-cell>
          <table:table-cell office:value-type="string" calcext:value-type="string">
            <text:p>https://product.tdk.com/system/files/dam/doc/product/capacitor/ceramic/mlcc/catalog/mlcc_automotive_general_en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ramic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887-2-ND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 µF ±10% 35V Ceramic Capacitor X5R 1206 (3216 Metric)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https://content.kemet.com/datasheets/KEM_C1023_X7R_AUTO_SMD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7010-1-ND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1µF ±10% 25V Ceramic Capacitor X7R 1206 (3216 Metric)</text:p>
          </table:table-cell>
          <table:table-cell/>
        </table:table-row>
        <table:table-row table:style-name="ro1">
          <table:table-cell office:value-type="string" calcext:value-type="string">
            <text:p>D1,D2,D3,D4,D5,D6,D7,D14,D18</text:p>
          </table:table-cell>
          <table:table-cell office:value-type="string" calcext:value-type="string">
            <text:p>http://optoelectronics.liteon.com/upload/download/DS22-2010-0025/LTST-C194TBKT.PD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lue LED Colorles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837-2-ND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Blue 468nm LED Indication - Discrete 3.3V 0603 (1608 Metric)</text:p>
          </table:table-cell>
          <table:table-cell/>
        </table:table-row>
        <table:table-row table:style-name="ro1">
          <table:table-cell office:value-type="string" calcext:value-type="string">
            <text:p>D8,D19</text:p>
          </table:table-cell>
          <table:table-cell office:value-type="string" calcext:value-type="string">
            <text:p>https://www.littelfuse.com/~/media/electronics/datasheets/tvs_diodes/littelfuse_tvs_diode_smaj_datasheet.pdf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VS Diode Zen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AJ30CALFCT-ND</text:p>
          </table:table-cell>
          <table:table-cell office:value-type="string" calcext:value-type="string">
            <text:p>SMAJ30CA</text:p>
          </table:table-cell>
          <table:table-cell office:value-type="string" calcext:value-type="string">
            <text:p>48.4V Clamp 8.3A Ipp Tvs Diode Surface Mount DO-214AC (SMA)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https://www.bourns.com/docs/Product-Datasheets/SMAJ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AJ24ABTR-ND</text:p>
          </table:table-cell>
          <table:table-cell office:value-type="string" calcext:value-type="string">
            <text:p>SMAJ24A</text:p>
          </table:table-cell>
          <table:table-cell office:value-type="string" calcext:value-type="string">
            <text:p>38.9V Clamp 10.3A Ipp Tvs Diode Surface Mount DO-214AC (SMA)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https://www.mccsemi.com/pdf/Products/LMB12S-LMB110S(LMBS-1)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3-LMB110S-TPTR-ND</text:p>
          </table:table-cell>
          <table:table-cell office:value-type="string" calcext:value-type="string">
            <text:p>LMB110S-TP</text:p>
          </table:table-cell>
          <table:table-cell office:value-type="string" calcext:value-type="string">
            <text:p>Bridge Rectifier Single Phase Schottky 100 V Surface Mount LMBS-1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https://www.keyelco.com/userAssets/file/M65p41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6-3557-2-ND</text:p>
          </table:table-cell>
          <table:table-cell office:value-type="string" calcext:value-type="string">
            <text:p>3557-2</text:p>
          </table:table-cell>
          <table:table-cell office:value-type="string" calcext:value-type="string">
            <text:p>Fuse Block 30 A 500V 1 Circuit Blade Through Hole</text:p>
          </table:table-cell>
          <table:table-cell/>
        </table:table-row>
        <table:table-row table:style-name="ro1">
          <table:table-cell office:value-type="string" calcext:value-type="string">
            <text:p>H1,H2,H3,H4,H5,H6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https://cdn.amphenol-icc.com/media/wysiwyg/files/drawing/20021121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T Pi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3695-1-ND</text:p>
          </table:table-cell>
          <table:table-cell office:value-type="string" calcext:value-type="string">
            <text:p>20021121-00010C4LF</text:p>
          </table:table-cell>
          <table:table-cell office:value-type="string" calcext:value-type="string">
            <text:p>CONN HEADER SMD 10POS 1.27MM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http://www.memoryprotectiondevices.com/datasheets/BU2032SM-JJ-GTR-datasheet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ery Cl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U2032SM-JJ-GCT-ND</text:p>
          </table:table-cell>
          <table:table-cell office:value-type="string" calcext:value-type="string">
            <text:p>Battery Clip</text:p>
          </table:table-cell>
          <table:table-cell office:value-type="string" calcext:value-type="string">
            <text:p>Battery Holder (Open) Coin, 20.0mm 1 Cell SMD (SMT) Tab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https://www.molex.com/content/dam/molex/molex-dot-com/products/automated/en-us/salesdrawingpdf/901/90130/901301210_sd.pdf?inl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8249-ND</text:p>
          </table:table-cell>
          <table:table-cell office:value-type="float" office:value="901301210" calcext:value-type="float">
            <text:p>901301210</text:p>
          </table:table-cell>
          <table:table-cell office:value-type="string" calcext:value-type="string">
            <text:p>Connector Header Through Hole 10 position 0.100" (2.54mm)</text:p>
          </table:table-cell>
          <table:table-cell/>
        </table:table-row>
        <table:table-row table:style-name="ro1">
          <table:table-cell office:value-type="string" calcext:value-type="string">
            <text:p>J4,J8</text:p>
          </table:table-cell>
          <table:table-cell office:value-type="string" calcext:value-type="string">
            <text:p>https://www.molex.com/content/dam/molex/molex-dot-com/products/automated/en-us/salesdrawingpdf/901/90130/901301108_sd.pdf?in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8234-ND</text:p>
          </table:table-cell>
          <table:table-cell office:value-type="float" office:value="901301108" calcext:value-type="float">
            <text:p>901301108</text:p>
          </table:table-cell>
          <table:table-cell office:value-type="string" calcext:value-type="string">
            <text:p>Connector Header Through Hole 8 position 0.100" (2.54mm)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https://cdn.amphenol-cs.com/media/wysiwyg/files/drawing/rjsaex38x02x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JSAE-538A-02-ND</text:p>
          </table:table-cell>
          <table:table-cell office:value-type="string" calcext:value-type="string">
            <text:p>RJSAE-538A-02</text:p>
          </table:table-cell>
          <table:table-cell office:value-type="string" calcext:value-type="string">
            <text:p>Jack Modular Connector 8p8c (RJ45, Ethernet) 90° Angle (Right) Shielded, EMI Finger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https://media.digikey.com/pdf/Data%20Sheets/Phoenix%20Contact%20PDFs/1757242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06-ND</text:p>
          </table:table-cell>
          <table:table-cell office:value-type="float" office:value="1757242" calcext:value-type="float">
            <text:p>1757242</text:p>
          </table:table-cell>
          <table:table-cell office:value-type="string" calcext:value-type="string">
            <text:p>2 Position Terminal Block Header, Male Pins, Shrouded (4 Side) 0.200" (5.08mm) 90°, Right Angle <text:s/>Through Hole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https://s3.amazonaws.com/catalogspreads-pdf/PAGE122%20.100%20SBH11%20SERIES%20MALE%20BOX%20HDR%20ST%20RA%20SMT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172-ND</text:p>
          </table:table-cell>
          <table:table-cell office:value-type="string" calcext:value-type="string">
            <text:p>SBH11-PBPC-D10-ST-BK</text:p>
          </table:table-cell>
          <table:table-cell office:value-type="string" calcext:value-type="string">
            <text:p>Connector Header Through Hole 20 position 0.100" (2.54mm)</text:p>
          </table:table-cell>
          <table:table-cell/>
        </table:table-row>
        <table:table-row table:style-name="ro1">
          <table:table-cell office:value-type="string" calcext:value-type="string">
            <text:p>J9,J11</text:p>
          </table:table-cell>
          <table:table-cell office:value-type="string" calcext:value-type="string">
            <text:p>https://www.molex.com/pdm_docs/sd/705430001_sd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rouded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4801-ND</text:p>
          </table:table-cell>
          <table:table-cell office:value-type="float" office:value="705430002" calcext:value-type="float">
            <text:p>705430002</text:p>
          </table:table-cell>
          <table:table-cell office:value-type="string" calcext:value-type="string">
            <text:p>Connector Header Through Hole 3 position 0.100" (2.54mm)</text:p>
          </table:table-cell>
          <table:table-cell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https://www.molex.com/content/dam/molex/molex-dot-com/products/automated/en-us/salesdrawingpdf/901/90130/901301210_sd.pdf?inl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8250-ND</text:p>
          </table:table-cell>
          <table:table-cell office:value-type="float" office:value="901301212" calcext:value-type="float">
            <text:p>901301212</text:p>
          </table:table-cell>
          <table:table-cell office:value-type="string" calcext:value-type="string">
            <text:p>Connector Header Through Hole 10 position 0.100" (2.54mm)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https://www.jae.com/direct/topics/topics_file_download/?topics_id=91780&amp;ext_no=04&amp;_lang=en&amp;v=2020041313384666992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-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70-DX07S016JA1R1500TR-ND</text:p>
          </table:table-cell>
          <table:table-cell office:value-type="string" calcext:value-type="string">
            <text:p>DX07S016JA1R1500</text:p>
          </table:table-cell>
          <table:table-cell office:value-type="string" calcext:value-type="string">
            <text:p>USB-C (USB TYPE-C) USB 2.0 Receptacle Connector 24 (16+8 Dummy) Position Surface Mount, Right Angle; Through Hole</text:p>
          </table:table-cell>
          <table:table-cell/>
        </table:table-row>
        <table:table-row table:style-name="ro1">
          <table:table-cell office:value-type="string" calcext:value-type="string">
            <text:p>L1,L5</text:p>
          </table:table-cell>
          <table:table-cell office:value-type="string" calcext:value-type="string">
            <text:p>https://www.murata.com/en-global/products/productdata/8796740223006/ENFA0024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ite Be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998-2-ND</text:p>
          </table:table-cell>
          <table:table-cell office:value-type="string" calcext:value-type="string">
            <text:p>600 Ohms @ 100MHz</text:p>
          </table:table-cell>
          <table:table-cell office:value-type="string" calcext:value-type="string">
            <text:p>600 Ohms @ 100MHz 1 Signal Line Ferrite Bead 0402 (1005 Metric) 300mA 700mOhm</text:p>
          </table:table-cell>
          <table:table-cell/>
        </table:table-row>
        <table:table-row table:style-name="ro1">
          <table:table-cell office:value-type="string" calcext:value-type="string">
            <text:p>L2,L4</text:p>
          </table:table-cell>
          <table:table-cell office:value-type="string" calcext:value-type="string">
            <text:p>https://www.laird.com/sites/default/files/2018-11/Catalog_EMI%20FILTERING%20RF%200717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rrite Be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40-2373-1-ND</text:p>
          </table:table-cell>
          <table:table-cell office:value-type="string" calcext:value-type="string">
            <text:p>MI0603K300R-10</text:p>
          </table:table-cell>
          <table:table-cell office:value-type="string" calcext:value-type="string">
            <text:p>30 Ohms @ 100MHz 1 Power Line Ferrite Bead 0603 (1608 Metric) 1.5A 90mOhm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https://www.coilcraft.com/getmedia/97b6ad34-63ed-485c-a3ac-2a258e22c8ff/mintrans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former</text:p>
          </table:table-cell>
          <table:table-cell office:value-type="string" calcext:value-type="string">
            <text:p>Coilcraft</text:p>
          </table:table-cell>
          <table:table-cell table:number-columns-repeated="2" office:value-type="string" calcext:value-type="string">
            <text:p>Q4470-CL</text:p>
          </table:table-cell>
          <table:table-cell office:value-type="string" calcext:value-type="string">
            <text:p>miniature transformers were developed for use with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https://www.pololu.com/product/2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Pololu Robotics &amp; Electronics</text:p>
          </table:table-cell>
          <table:table-cell table:number-columns-repeated="2" office:value-type="string" calcext:value-type="string">
            <text:p>D24V22F5</text:p>
          </table:table-cell>
          <table:table-cell office:value-type="string" calcext:value-type="string">
            <text:p>DCDC Regulator Module 24-36V IN 5VDC OUT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https://www.pololu.com/product/2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Pololu Robotics &amp; Electronics</text:p>
          </table:table-cell>
          <table:table-cell office:value-type="string" calcext:value-type="string">
            <text:p>D24V22F5</text:p>
          </table:table-cell>
          <table:table-cell office:value-type="string" calcext:value-type="string">
            <text:p>D24V22F3</text:p>
          </table:table-cell>
          <table:table-cell office:value-type="string" calcext:value-type="string">
            <text:p>DCDC Regulator Module 24-36V IN 3.3VDC OUT</text:p>
          </table:table-cell>
          <table:table-cell/>
        </table:table-row>
        <table:table-row table:style-name="ro1">
          <table:table-cell office:value-type="string" calcext:value-type="string">
            <text:p>R1,R2,R3,R4,R6,R7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ick Fil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LRTR-ND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kOhms ±1% 0.063W, 1/16W Chip Resistor 0402 (1005 Metric) Moisture Resistant Thick Film</text:p>
          </table:table-cell>
          <table:table-cell/>
        </table:table-row>
        <table:table-row table:style-name="ro1">
          <table:table-cell office:value-type="string" calcext:value-type="string">
            <text:p>R5,R11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ck FIl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 kOhms ±1% 0.063W, 1/16W Chip Resistor 0402 (1005 Metric) Moisture Resistant Thick Film</text:p>
          </table:table-cell>
          <table:table-cell/>
        </table:table-row>
        <table:table-row table:style-name="ro1">
          <table:table-cell office:value-type="string" calcext:value-type="string">
            <text:p>R8,R9,R10,R12,R13,R14,R15,R16,R19,R41,R4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MT Chip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470HRCT-ND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 SMD 470 OHM 1% 1/10W 0603</text:p>
          </table:table-cell>
          <table:table-cell/>
        </table:table-row>
        <table:table-row table:style-name="ro1">
          <table:table-cell office:value-type="string" calcext:value-type="string">
            <text:p>R17,R4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T Chip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MFRCT-N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 SMD 1M OHM 1% 1/4W 1206</text:p>
          </table:table-cell>
          <table:table-cell/>
        </table:table-row>
        <table:table-row table:style-name="ro1">
          <table:table-cell office:value-type="string" calcext:value-type="string">
            <text:p>R18,R22</text:p>
          </table:table-cell>
          <table:table-cell office:value-type="string" calcext:value-type="string">
            <text:p>https://www.yageo.com/upload/media/product/productsearch/datasheet/rchip/PYu-RC_Group_51_RoHS_L_11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2.0LRTR-ND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22 Ohms ±1% 0.063W, 1/16W Chip Resistor 0402 (1005 Metric) Moisture Resistant Thick Film</text:p>
          </table:table-cell>
          <table:table-cell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.20KHRTR-ND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2.2 kOhms ±1% 0.1W, 1/10W Chip Resistor 0603 (1608 Metric) Moisture Resistant Thick Film</text:p>
          </table:table-cell>
          <table:table-cell/>
        </table:table-row>
        <table:table-row table:style-name="ro1">
          <table:table-cell office:value-type="string" calcext:value-type="string">
            <text:p>R28,R29,R30,R31,R32,R33,R34,R35,R36,R37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.20KLRTR-ND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2.2 kOhms ±1% 0.063W, 1/16W Chip Resistor 0402 (1005 Metric) Moisture Resistant Thick Film</text:p>
          </table:table-cell>
          <table:table-cell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https://www.yageo.com/upload/media/product/productsearch/datasheet/rchip/PYu-AC_51_RoHS_L_7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ck Fil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440CT-ND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120 Ohms ±1% 0.063W, 1/16W Chip Resistor 0402 (1005 Metric) Automotive AEC-Q200, Moisture Resistant Thick Film</text:p>
          </table:table-cell>
          <table:table-cell/>
        </table:table-row>
        <table:table-row table:style-name="ro1">
          <table:table-cell office:value-type="string" calcext:value-type="string">
            <text:p>R39,R40</text:p>
          </table:table-cell>
          <table:table-cell office:value-type="string" calcext:value-type="string">
            <text:p>https://www.yageo.com/upload/media/product/app/datasheet/rchip/pyu-rt_1-to-0.01_rohs_l.pd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4498TR-N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 SMD 1M OHM 0.1% 1/10W 0603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https://www.ckswitches.com/media/2779/pts636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chanical 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2310-2-ND</text:p>
          </table:table-cell>
          <table:table-cell office:value-type="string" calcext:value-type="string">
            <text:p>PTS636 SM43 SMTR LFS</text:p>
          </table:table-cell>
          <table:table-cell office:value-type="string" calcext:value-type="string">
            <text:p>Tactile Switch SPST-NO Top Actuated Surface Mount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https://www.st.com/resource/en/datasheet/stm32f446ve.pdf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https://www.analog.com/media/en/technical-documentation/data-sheets/max3535e-mxl1535e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grated Circui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535ECWI+TTR-ND</text:p>
          </table:table-cell>
          <table:table-cell office:value-type="string" calcext:value-type="string">
            <text:p>MAX3535ECWI+T</text:p>
          </table:table-cell>
          <table:table-cell office:value-type="string" calcext:value-type="string">
            <text:p>1/1 Transceiver Full RS422, RS485 28-SOIC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https://abracon.com/Resonators/abm3b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 Oscil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720-2-N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8MHz ±20ppm Crystal 18pF 200 Ohms 4-SMD, No Lead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https://abracon.com/Resonators/ABS07.p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 Oscil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544-1-ND</text:p>
          </table:table-cell>
          <table:table-cell office:value-type="string" calcext:value-type="string">
            <text:p>32.7680KHZ</text:p>
          </table:table-cell>
          <table:table-cell office:value-type="string" calcext:value-type="string">
            <text:p>32.768kHz ±20ppm Crystal 9pF 70 kOhms 2-SMD, No Lea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3T21:55:58.179000000</dc:date>
    <meta:editing-duration>PT5H11M3S</meta:editing-duration>
    <meta:editing-cycles>1</meta:editing-cycles>
    <meta:document-statistic meta:table-count="1" meta:cell-count="357" meta:object-count="0"/>
    <meta:generator>LibreOffice/7.5.4.2$Windows_X86_64 LibreOffice_project/36ccfdc35048b057fd9854c757a8b67ec53977b6</meta:generator>
  </office:meta>
</office:document-meta>
</file>